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05b" officeooo:paragraph-rsid="0006a05b"/>
    </style:style>
    <style:style style:name="P2" style:family="paragraph" style:parent-style-name="Standard">
      <style:text-properties officeooo:rsid="000c0ff1" officeooo:paragraph-rsid="000c0ff1"/>
    </style:style>
    <style:style style:name="P3" style:family="paragraph" style:parent-style-name="Standard">
      <style:text-properties officeooo:rsid="000e6f7e" officeooo:paragraph-rsid="000e6f7e"/>
    </style:style>
    <style:style style:name="P4" style:family="paragraph" style:parent-style-name="Standard">
      <style:text-properties officeooo:rsid="000936bd" officeooo:paragraph-rsid="0012effc"/>
    </style:style>
    <style:style style:name="P5" style:family="paragraph" style:parent-style-name="Standard">
      <style:paragraph-properties fo:text-align="center" style:justify-single-word="false"/>
      <style:text-properties officeooo:paragraph-rsid="0006a05b"/>
    </style:style>
    <style:style style:name="P6" style:family="paragraph" style:parent-style-name="Standard" style:list-style-name="L1">
      <style:text-properties officeooo:paragraph-rsid="000a3b39"/>
    </style:style>
    <style:style style:name="P7" style:family="paragraph" style:parent-style-name="Standard" style:list-style-name="L1">
      <style:text-properties officeooo:paragraph-rsid="0006a05b"/>
    </style:style>
    <style:style style:name="P8" style:family="paragraph" style:parent-style-name="Standard" style:list-style-name="L1">
      <style:text-properties officeooo:rsid="0006a05b" officeooo:paragraph-rsid="0012effc"/>
    </style:style>
    <style:style style:name="P9" style:family="paragraph" style:parent-style-name="Standard" style:list-style-name="L1">
      <style:text-properties officeooo:rsid="0006a05b" officeooo:paragraph-rsid="0006a05b"/>
    </style:style>
    <style:style style:name="P10" style:family="paragraph" style:parent-style-name="Standard" style:list-style-name="L1">
      <style:text-properties officeooo:rsid="000936bd" officeooo:paragraph-rsid="0012effc"/>
    </style:style>
    <style:style style:name="P11" style:family="paragraph" style:parent-style-name="Standard" style:list-style-name="L1">
      <style:text-properties officeooo:rsid="000936bd" officeooo:paragraph-rsid="000936bd"/>
    </style:style>
    <style:style style:name="P12" style:family="paragraph" style:parent-style-name="Standard" style:list-style-name="L1">
      <style:text-properties officeooo:rsid="000a3b39" officeooo:paragraph-rsid="000a3b39"/>
    </style:style>
    <style:style style:name="P13" style:family="paragraph" style:parent-style-name="Standard" style:list-style-name="L1">
      <style:text-properties officeooo:rsid="001b144c" officeooo:paragraph-rsid="001c2738"/>
    </style:style>
    <style:style style:name="P14" style:family="paragraph" style:parent-style-name="Standard" style:list-style-name="L1">
      <style:text-properties officeooo:rsid="001b144c" officeooo:paragraph-rsid="001b144c"/>
    </style:style>
    <style:style style:name="P15" style:family="paragraph" style:parent-style-name="Standard" style:list-style-name="L1">
      <style:text-properties officeooo:rsid="001b144c" officeooo:paragraph-rsid="000c0ff1"/>
    </style:style>
    <style:style style:name="P16" style:family="paragraph" style:parent-style-name="Standard" style:list-style-name="L1">
      <style:text-properties officeooo:rsid="000c0ff1" officeooo:paragraph-rsid="000c0ff1"/>
    </style:style>
    <style:style style:name="P17" style:family="paragraph" style:parent-style-name="Standard" style:list-style-name="L1">
      <style:text-properties officeooo:rsid="000c0ff1" officeooo:paragraph-rsid="001b144c"/>
    </style:style>
    <style:style style:name="P18" style:family="paragraph" style:parent-style-name="Standard" style:list-style-name="L1">
      <style:text-properties officeooo:rsid="000c7fad" officeooo:paragraph-rsid="000c7fad"/>
    </style:style>
    <style:style style:name="T1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FreeMono" fo:font-size="10pt" fo:font-style="normal" officeooo:rsid="000a3b39" style:font-size-asian="10pt" style:font-style-asian="normal" style:font-size-complex="10pt" style:font-style-complex="normal"/>
    </style:style>
    <style:style style:name="T3" style:family="text">
      <style:text-properties style:font-name="FreeMono" fo:font-size="10pt" style:font-size-asian="10pt" style:font-size-complex="10pt"/>
    </style:style>
    <style:style style:name="T4" style:family="text">
      <style:text-properties officeooo:rsid="000936bd"/>
    </style:style>
    <style:style style:name="T5" style:family="text">
      <style:text-properties officeooo:rsid="000a3b39"/>
    </style:style>
    <style:style style:name="T6" style:family="text">
      <style:text-properties fo:font-style="normal" officeooo:rsid="000a3b39" style:font-style-asian="normal" style:font-style-complex="normal"/>
    </style:style>
    <style:style style:name="T7" style:family="text">
      <style:text-properties officeooo:rsid="000c0ff1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a3b39"/>
    </style:style>
    <style:style style:name="T10" style:family="text">
      <style:text-properties style:text-position="super 58%" officeooo:rsid="000c0ff1"/>
    </style:style>
    <style:style style:name="T11" style:family="text">
      <style:text-properties style:text-position="super 58%" fo:font-style="normal" officeooo:rsid="000c0ff1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 fo:font-weight="bold" officeooo:rsid="0006a05b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2effc" style:font-weight-asian="bold" style:font-weight-complex="bold"/>
    </style:style>
    <style:style style:name="T14" style:family="text">
      <style:text-properties officeooo:rsid="0015e450"/>
    </style:style>
    <style:style style:name="T15" style:family="text">
      <style:text-properties officeooo:rsid="001a74c6"/>
    </style:style>
    <style:style style:name="T16" style:family="text">
      <style:text-properties officeooo:rsid="001e5c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Task 4) Sign In - Server-side r</text:span><text:span text:style-name="T13">outing</text:span><text:span text:style-name="T12"> (Java)</text:span></text:p>
      <text:p text:style-name="P1"/>
      <text:list xml:id="list3885284262" text:style-name="L1">
        <text:list-item>
          <text:p text:style-name="P8">“API” objects (“models/api” package)</text:p>
          <text:list>
            <text:list-item>
              <text:p text:style-name="P10">Define an EmployeeSignIn.java class</text:p>
              <text:list>
                <text:list-item>
                  <text:p text:style-name="P10">This object’s contents will represent the payload from the client for signing in a user</text:p>
                </text:list-item>
                <text:list-item>
                  <text:p text:style-name="P10">Properties</text:p>
                  <text:list>
                    <text:list-item>
                      <text:p text:style-name="P10">employeeId of type String</text:p>
                    </text:list-item>
                    <text:list-item>
                      <text:p text:style-name="P10">password of type String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62601724088249" text:continue-numbering="true" text:style-name="L1">
        <text:list-item>
          <text:p text:style-name="P9">Controllers <text:span text:style-name="T4">(“controllers” package)</text:span></text:p>
          <text:list>
            <text:list-item>
              <text:p text:style-name="P9">Define a SignInRouteController.java class</text:p>
              <text:list>
                <text:list-item>
                  <text:p text:style-name="P9">To get started you can use the existing ProductDetailRouteController <text:span text:style-name="T14">as </text:span>an example</text:p>
                  <text:list>
                    <text:list-item>
                      <text:p text:style-name="P9">Routes, method names, etc will be different, but it is useful as a pattern</text:p>
                    </text:list-item>
                    <text:list-item>
                      <text:p text:style-name="P9">This is used for <text:span text:style-name="T4">handling</text:span> web site navigation/document serving</text:p>
                    </text:list-item>
                  </text:list>
                </text:list-item>
                <text:list-item>
                  <text:p text:style-name="P9">Define a route handler for requesting the view/document</text:p>
                  <text:list>
                    <text:list-item>
                      <text:p text:style-name="P9">GET request <text:span text:style-name="T5">with </text:span>“/” route/endpoint path</text:p>
                    </text:list-item>
                    <text:list-item>
                      <text:p text:style-name="P11">Parameters</text:p>
                      <text:list>
                        <text:list-item>
                          <text:p text:style-name="P11">Map&lt;String, String&gt; <text:span text:style-name="T5">object</text:span></text:p>
                          <text:list>
                            <text:list-item>
                              <text:p text:style-name="P12">Use the @RequestParam<text:span text:style-name="T10">[1]</text:span> annotation</text:p>
                            </text:list-item>
                            <text:list-item>
                              <text:p text:style-name="P6"><text:span text:style-name="T5">This parameter will contain any query string</text:span><text:span text:style-name="T9">[2,3]</text:span><text:span text:style-name="T5"> parameters passed in the UR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Functionality</text:p>
                      <text:list>
                        <text:list-item>
                          <text:p text:style-name="P13">Make use of functionality built in <text:span text:style-name="T15">Task #5</text:span></text:p>
                        </text:list-item>
                        <text:list-item>
                          <text:p text:style-name="P12">If employees exist</text:p>
                          <text:list>
                            <text:list-item>
                              <text:p text:style-name="P12">Should serve up the Sign In view/document</text:p>
                            </text:list-item>
                          </text:list>
                        </text:list-item>
                        <text:list-item>
                          <text:p text:style-name="P12">If no employees exist</text:p>
                          <text:list>
                            <text:list-item>
                              <text:p text:style-name="P6"><text:span text:style-name="T5">Should immediately </text:span><text:span text:style-name="T6">redirect</text:span><text:span text:style-name="T11">[4]</text:span><text:span text:style-name="T5"> to the Employee Detail view/docume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Define a route handler for signing in</text:p>
                  <text:list>
                    <text:list-item>
                      <text:p text:style-name="P7">POST request <text:span text:style-name="T4">with </text:span>“/” route <text:span text:style-name="T5">and </text:span><text:span text:style-name="T2">c</text:span><text:span text:style-name="T1">onsumes</text:span> a value of type <text:s/><text:span text:style-name="T3">MediaType.APPLICATION_FORM_URLENCODED_VALUE</text:span> </text:p>
                    </text:list-item>
                    <text:list-item>
                      <text:p text:style-name="P11">Parameters</text:p>
                      <text:list>
                        <text:list-item>
                          <text:p text:style-name="P11">EmployeeSignIn object (defined above in “API” objects)</text:p>
                        </text:list-item>
                        <text:list-item>
                          <text:p text:style-name="P11">HttpServletRequest<text:span text:style-name="T9">[5]</text:span> <text:span text:style-name="T5">object</text:span></text:p>
                          <text:list>
                            <text:list-item>
                              <text:p text:style-name="P11"><text:span text:style-name="T5">Provides</text:span> access <text:span text:style-name="T5">to </text:span>the request session I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Functionality</text:p>
                      <text:list>
                        <text:list-item>
                          <text:p text:style-name="P16">Should verify employee credentials: employee ID and password</text:p>
                        </text:list-item>
                        <text:list-item>
                          <text:p text:style-name="P16">If correct should</text:p>
                          <text:list>
                            <text:list-item>
                              <text:p text:style-name="P17">Create an record in the activeuser table using</text:p>
                              <text:list>
                                <text:list-item>
                                  <text:p text:style-name="P16">The current session ID</text:p>
                                </text:list-item>
                                <text:list-item>
                                  <text:p text:style-name="P16">The employee details associated with the provided credentials</text:p>
                                </text:list-item>
                                <text:list-item>
                                  <text:p text:style-name="P14">Make use of functionality built in <text:span text:style-name="T15">Task #5</text:span></text:p>
                                </text:list-item>
                              </text:list>
                            </text:list-item>
                            <text:list-item>
                              <text:p text:style-name="P16">Redirect<text:span text:style-name="T8">[4]</text:span> to the Main Menu view/document</text:p>
                            </text:list-item>
                          </text:list>
                        </text:list-item>
                        <text:list-item>
                          <text:p text:style-name="P16">If not correct should serve up the Sign In view/document again</text:p>
                          <text:list>
                            <text:list-item>
                              <text:p text:style-name="P16">Should provide an error message indicating that the sign in was not successfu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Define a SignInRestController.java class</text:p>
              <text:list>
                <text:list-item>
                  <text:p text:style-name="P9">To get started you can use the existing ProductRestController as an example</text:p>
                  <text:list>
                    <text:list-item>
                      <text:p text:style-name="P9">Routes, method names, etc will be different, but it is useful as a pattern</text:p>
                    </text:list-item>
                    <text:list-item>
                      <text:p text:style-name="P9">This is used for <text:span text:style-name="T4">handling</text:span> AJAX requests</text:p>
                    </text:list-item>
                  </text:list>
                </text:list-item>
                <text:list-item>
                  <text:p text:style-name="P11"><text:soft-page-break/>Define a route handler to remove an active user</text:p>
                  <text:list>
                    <text:list-item>
                      <text:p text:style-name="P11">DELETE request <text:span text:style-name="T7">with a route to be coordinated with the developer working on Task #3</text:span></text:p>
                      <text:list>
                        <text:list-item>
                          <text:p text:style-name="P11">Could be “/<text:span text:style-name="T16">api</text:span>/signOut”</text:p>
                        </text:list-item>
                      </text:list>
                    </text:list-item>
                    <text:list-item>
                      <text:p text:style-name="P16">Functionality</text:p>
                      <text:list>
                        <text:list-item>
                          <text:p text:style-name="P15">Should remove any record in the activeuser table associated with the current session ID</text:p>
                          <text:list>
                            <text:list-item>
                              <text:p text:style-name="P14">Make use of functionality built in <text:span text:style-name="T15">Task #5</text:span></text:p>
                            </text:list-item>
                          </text:list>
                        </text:list-item>
                        <text:list-item>
                          <text:p text:style-name="P18">Should redirect to the Sign In view/document</text:p>
                          <text:list>
                            <text:list-item>
                              <text:p text:style-name="P18">Return an ApiResponse object with the “redirectUrl” set appropriatel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<text:span text:style-name="T8">[1]</text:span> https://www.baeldung.com/spring-request-param</text:p>
      <text:p text:style-name="P2"><text:span text:style-name="T8">[2]</text:span> https://en.wikipedia.org/wiki/Query_string</text:p>
      <text:p text:style-name="P2"><text:span text:style-name="T8">[3]</text:span> See the heading “The GET Method” at https://www.w3schools.com/tags/ref_httpmethods.asp</text:p>
      <text:p text:style-name="P2"><text:span text:style-name="T8">[4]</text:span> https://www.baeldung.com/spring-redirect-and-forward#redirect-with-the-prefix-redirect</text:p>
      <text:p text:style-name="P2"><text:span text:style-name="T8">[5]</text:span> https://tomcat.apache.org/tomcat-5.5-doc/servletapi/javax/servlet/http/HttpServletRequest.html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4:55:36.579979431</meta:creation-date>
    <dc:date>2019-12-31T16:26:00.197033954</dc:date>
    <meta:editing-duration>PT53M5S</meta:editing-duration>
    <meta:editing-cycles>18</meta:editing-cycles>
    <meta:generator>LibreOffice/6.3.3.2.0$Linux_X86_64 LibreOffice_project/30$Build-2</meta:generator>
    <meta:document-statistic meta:table-count="0" meta:image-count="0" meta:object-count="0" meta:page-count="2" meta:paragraph-count="57" meta:word-count="424" meta:character-count="2775" meta:non-whitespace-character-count="2457"/>
  </office:meta>
</office:document-meta>
</file>